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900000250E8B2F4EE3CFC42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afafa" loext:opacity="100%" fo:font-size="28pt"/>
    </style:style>
    <style:style style:name="P3" style:family="paragraph">
      <loext:graphic-properties draw:fill="none" draw:fill-color="#ffffff"/>
      <style:paragraph-properties fo:text-align="center"/>
      <style:text-properties fo:color="#fafafa" loext:opacity="100%" fo:font-size="28pt"/>
    </style:style>
    <style:style style:name="P4" style:family="paragraph">
      <loext:graphic-properties draw:fill-color="#ffffff"/>
    </style:style>
    <style:style style:name="T1" style:family="text">
      <style:text-properties fo:color="#fafafa" loext:opacity="100%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6.629cm" svg:height="15.5cm" svg:x="0.5cm" svg:y="0.1cm">
          <draw:image xlink:href="Pictures/10000000000003F900000250E8B2F4EE3CFC420B.png" xlink:type="simple" xlink:show="embed" xlink:actuate="onLoad" draw:mime-type="image/png">
            <text:p/>
          </draw:image>
        </draw:frame>
        <draw:frame draw:style-name="gr2" draw:text-style-name="P3" draw:layer="layout" svg:width="18cm" svg:height="1.352cm" svg:x="4.814cm" svg:y="4.5cm">
          <draw:text-box>
            <text:p text:style-name="P2"><text:span text:style-name="T1">Sistema de Gestión para Do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03T11:34:25.764418645</dc:date>
    <meta:editing-duration>PT1H27M11S</meta:editing-duration>
    <meta:editing-cycles>2</meta:editing-cycles>
    <meta:generator>LibreOffice/7.3.7.2$Linux_X86_64 LibreOffice_project/30$Build-2</meta:generator>
    <meta:document-statistic meta:object-count="25"/>
  </office:meta>
</office:document-meta>
</file>